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018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5.75cm"/>
    </style:style>
    <style:style style:name="co4" style:family="table-column">
      <style:table-column-properties fo:break-before="auto" style:column-width="12.469cm"/>
    </style:style>
    <style:style style:name="co5" style:family="table-column">
      <style:table-column-properties fo:break-before="auto" style:column-width="5.031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4.727cm"/>
    </style:style>
    <style:style style:name="co9" style:family="table-column">
      <style:table-column-properties fo:break-before="auto" style:column-width="1.547cm"/>
    </style:style>
    <style:style style:name="co10" style:family="table-column">
      <style:table-column-properties fo:break-before="auto" style:column-width="2.736cm"/>
    </style:style>
    <style:style style:name="co11" style:family="table-column">
      <style:table-column-properties fo:break-before="auto" style:column-width="9.4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4.782cm"/>
    </style:style>
    <style:style style:name="co14" style:family="table-column">
      <style:table-column-properties fo:break-before="auto" style:column-width="1.741cm"/>
    </style:style>
    <style:style style:name="co15" style:family="table-column">
      <style:table-column-properties fo:break-before="auto" style:column-width="3.067cm"/>
    </style:style>
    <style:style style:name="co16" style:family="table-column">
      <style:table-column-properties fo:break-before="auto" style:column-width="8.128cm"/>
    </style:style>
    <style:style style:name="co17" style:family="table-column">
      <style:table-column-properties fo:break-before="auto" style:column-width="5.584cm"/>
    </style:style>
    <style:style style:name="co18" style:family="table-column">
      <style:table-column-properties fo:break-before="auto" style:column-width="4.921cm"/>
    </style:style>
    <style:style style:name="co19" style:family="table-column">
      <style:table-column-properties fo:break-before="auto" style:column-width="4.616cm"/>
    </style:style>
    <style:style style:name="co20" style:family="table-column">
      <style:table-column-properties fo:break-before="auto" style:column-width="1.99cm"/>
    </style:style>
    <style:style style:name="co21" style:family="table-column">
      <style:table-column-properties fo:break-before="auto" style:column-width="2.626cm"/>
    </style:style>
    <style:style style:name="co22" style:family="table-column">
      <style:table-column-properties fo:break-before="auto" style:column-width="4.644cm"/>
    </style:style>
    <style:style style:name="co23" style:family="table-column">
      <style:table-column-properties fo:break-before="auto" style:column-width="4.173cm"/>
    </style:style>
    <style:style style:name="co24" style:family="table-column">
      <style:table-column-properties fo:break-before="auto" style:column-width="5.916cm"/>
    </style:style>
    <style:style style:name="co25" style:family="table-column">
      <style:table-column-properties fo:break-before="auto" style:column-width="4.755cm"/>
    </style:style>
    <style:style style:name="co26" style:family="table-column">
      <style:table-column-properties fo:break-before="auto" style:column-width="2.792cm"/>
    </style:style>
    <style:style style:name="co27" style:family="table-column">
      <style:table-column-properties fo:break-before="auto" style:column-width="3.013cm"/>
    </style:style>
    <style:style style:name="co28" style:family="table-column">
      <style:table-column-properties fo:break-before="auto" style:column-width="4.699cm"/>
    </style:style>
    <style:style style:name="co29" style:family="table-column">
      <style:table-column-properties fo:break-before="auto" style:column-width="2.985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8.682cm"/>
    </style:style>
    <style:style style:name="co32" style:family="table-column">
      <style:table-column-properties fo:break-before="auto" style:column-width="3.732cm"/>
    </style:style>
    <style:style style:name="co33" style:family="table-column">
      <style:table-column-properties fo:break-before="auto" style:column-width="3.427cm"/>
    </style:style>
    <style:style style:name="co34" style:family="table-column">
      <style:table-column-properties fo:break-before="auto" style:column-width="3.704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3.053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2.106cm" fo:break-before="auto" style:use-optimal-row-height="false"/>
    </style:style>
    <style:style style:name="ro5" style:family="table-row">
      <style:table-row-properties style:row-height="2.263cm" fo:break-before="auto" style:use-optimal-row-height="false"/>
    </style:style>
    <style:style style:name="ro6" style:family="table-row">
      <style:table-row-properties style:row-height="2.21cm" fo:break-before="auto" style:use-optimal-row-height="false"/>
    </style:style>
    <style:style style:name="ro7" style:family="table-row">
      <style:table-row-properties style:row-height="2.817cm" fo:break-before="auto" style:use-optimal-row-height="fals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0.446cm" fo:break-before="auto" style:use-optimal-row-height="false"/>
    </style:style>
    <style:style style:name="ro14" style:family="table-row">
      <style:table-row-properties style:row-height="2.157cm" fo:break-before="auto" style:use-optimal-row-height="true"/>
    </style:style>
    <style:style style:name="ro15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.</number:text>
      <number:month number:style="long"/>
      <number:text>.</number:text>
      <number:day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wrap-option="wrap"/>
      <style:text-properties fo:font-weight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e6e6e6" fo:wrap-option="wrap" fo:border="0.002cm solid #000000"/>
      <style:text-properties fo:font-weight="bold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12" style:family="table-cell" style:parent-style-name="Default">
      <style:table-cell-properties fo:wrap-option="wrap" fo:border="0.002cm solid #000000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e6" fo:wrap-option="wrap" fo:border="0.002cm solid #000000" style:vertical-align="top"/>
      <style:text-properties fo:font-weight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lign="top" style:shrink-to-fit="true" style:vertical-align="top"/>
      <style:paragraph-properties fo:margin-left="0cm"/>
      <style:text-properties style:text-outline="false" style:text-line-through-style="none" style:font-name="Courier New" fo:font-size="10pt" fo:language="none" fo:country="none" fo:font-style="normal" fo:text-shadow="none" style:text-underline-style="none" style:text-underline-mode="continuous" style:text-line-through-mode="continuous" style:font-name-asian="Courier New" style:font-size-asian="10pt" style:language-asian="none" style:country-asian="none" style:font-style-asian="normal" style:font-name-complex="Courier New" style:font-size-complex="10pt" style:language-complex="none" style:country-complex="none" style:font-style-complex="normal" style:text-emphasize="none" style:font-relief="none" fo:hyphenate="false"/>
    </style:style>
    <style:style style:name="ce17" style:family="table-cell" style:parent-style-name="Default">
      <style:table-cell-properties fo:wrap-option="wrap" fo:border="0.002cm solid #000000" style:vertical-align="top"/>
      <style:text-properties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8" style:family="table-cell" style:parent-style-name="Default">
      <style:table-cell-properties fo:wrap-option="wrap" fo:border="0.002cm solid #000000" style:vertical-align="top"/>
    </style:style>
    <style:style style:name="ce19" style:family="table-cell" style:parent-style-name="Default">
      <style:table-cell-properties fo:wrap-option="wrap" fo:border="none" style:vertical-align="top"/>
    </style:style>
    <style:style style:name="ce20" style:family="table-cell" style:parent-style-name="Default">
      <style:table-cell-properties fo:background-color="#e6e6e6" fo:border="0.002cm solid #000000"/>
      <style:text-properties fo:font-weight="bold"/>
    </style:style>
    <style:style style:name="ce21" style:family="table-cell" style:parent-style-name="Default">
      <style:table-cell-properties fo:border="0.002cm solid #000000"/>
      <style:text-properties fo:color="#0000ff" fo:font-weight="bold"/>
    </style:style>
    <style:style style:name="ce22" style:family="table-cell" style:parent-style-name="Default">
      <style:table-cell-properties fo:border="none"/>
      <style:text-properties fo:color="#0000ff" fo:font-weight="bold"/>
    </style:style>
    <style:style style:name="ce23" style:family="table-cell" style:parent-style-name="Default">
      <style:text-properties fo:color="#0000ff" fo:font-weight="bold"/>
    </style:style>
    <style:style style:name="ce24" style:family="table-cell" style:parent-style-name="Default">
      <style:text-properties style:font-name="Courier New" fo:font-weight="bold" style:font-name-asian="Courier New" style:font-weight-asian="bold" style:font-name-complex="Courier New" style:font-weight-complex="bold"/>
    </style:style>
    <style:style style:name="ce25" style:family="table-cell" style:parent-style-name="Default">
      <style:text-properties fo:font-weight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7" style:family="table-cell" style:parent-style-name="Default">
      <style:table-cell-properties fo:wrap-option="wrap"/>
      <style:text-properties fo:color="#0000ff" fo:font-weight="bold"/>
    </style:style>
    <style:style style:name="ce28" style:family="table-cell" style:parent-style-name="Default" style:data-style-name="N37"/>
    <style:style style:name="ce29" style:family="table-cell" style:parent-style-name="Default" style:data-style-name="N41"/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/>
    </style:style>
    <style:style style:name="T1" style:family="text">
      <style:text-properties fo:color="#7e004b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000000" style:font-name="Courier New" style:font-name-asian="Courier New" style:font-name-complex="Courier New"/>
    </style:style>
    <style:style style:name="T4" style:family="text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</office:automatic-styles>
  <office:body>
    <office:spreadsheet>
      <table:table table:name="master_shee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NAL: DB model, uzorak podataka</text:p>
          </table:table-cell>
          <table:table-cell table:style-name="ce8" table:number-columns-repeated="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3" office:value-type="string">
            <text:p>Redni broj</text:p>
          </table:table-cell>
          <table:table-cell table:style-name="ce10" office:value-type="string">
            <text:p>Opis</text:p>
          </table:table-cell>
          <table:table-cell table:style-name="ce10" office:value-type="string">
            <text:p>Dodatne napomene</text:p>
          </table:table-cell>
          <table:table-cell table:style-name="ce15" office:value-type="string">
            <text:p>SQL upit</text:p>
          </table:table-cell>
          <table:table-cell table:style-name="ce20" office:value-type="string">
            <text:p>Linkovi na uzorke</text:p>
          </table:table-cell>
          <table:table-cell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1" office:value-type="string">
            <text:p>Pregled artikala sortiranih po elementima i dodatnim atributi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6" office:value-type="string">
            <text:p><text:span text:style-name="T1">select</text:span><text:span text:style-name="T2"> </text:span></text:p>
            <text:p><text:span text:style-name="T2">art.art_id, </text:span></text:p>
            <text:p><text:span text:style-name="T2">art.match_code, </text:span></text:p>
            <text:p><text:span text:style-name="T2">art.art_desc, </text:span></text:p>
            <text:p><text:span text:style-name="T2">gr_a.gr_attrib_desc, </text:span><text:span text:style-name="T2">gr_a_v.gr_attrib_val_desc 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attribs </text:span><text:span text:style-name="T2">el_a </text:span><text:span text:style-name="T1">on</text:span><text:span text:style-name="T2"> el.elem_id = </text:span><text:span text:style-name="T2">el_a.elem_id </text:span></text:p>
            <text:p><text:span text:style-name="T1">left</text:span><text:span text:style-name="T2"> </text:span><text:span text:style-name="T1">join</text:span><text:span text:style-name="T2"> </text:span><text:span text:style-name="T2">group_attribs_vals gr_a_v </text:span><text:span text:style-name="T1">on</text:span><text:span text:style-name="T2"> el_a.gr_attrib_val_id </text:span><text:span text:style-name="T2">= gr_a_v.gr_attrib_val_id </text:span></text:p>
            <text:p><text:span text:style-name="T1">left</text:span><text:span text:style-name="T2"> </text:span><text:span text:style-name="T1">join</text:span><text:span text:style-name="T2"> group_attribs </text:span><text:span text:style-name="T2">gr_a </text:span><text:span text:style-name="T1">on</text:span><text:span text:style-name="T2"> </text:span><text:span text:style-name="T2">gr_a_v.gr_attrib_id = </text:span><text:span text:style-name="T2">gr_a.gr_attrib_id </text:span></text:p>
          </table:table-cell>
          <table:table-cell table:style-name="ce21" table:formula="oooc:=HYPERLINK(&quot;#articles_1.A1&quot;;&quot;LINK&quot;)" office:value-type="string" office:string-value="LINK">
            <text:p>LINK</text:p>
          </table:table-cell>
          <table:table-cell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regled artikala sortiranih po elementima i dodatnim operacijama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art.art_id, </text:span></text:p>
            <text:p><text:span text:style-name="T3">art.match_code, </text:span></text:p>
            <text:p><text:span text:style-name="T3">art.art_desc, </text:span></text:p>
            <text:p><text:span text:style-name="T3">a_o.add_op_desc,</text:span></text:p>
            <text:p><text:span text:style-name="T3">a_o_a.add_op_attrib_desc</text:span></text:p>
            <text:p><text:span text:style-name="T1">from</text:span><text:span text:style-name="T2"> articles art </text:span></text:p>
            <text:p><text:span text:style-name="T1">left</text:span><text:span text:style-name="T2"> </text:span><text:span text:style-name="T1">join</text:span><text:span text:style-name="T2"> elements el </text:span><text:span text:style-name="T1">on</text:span><text:span text:style-name="T2"> </text:span><text:span text:style-name="T2">art.art_id = el.art_id </text:span></text:p>
            <text:p><text:span text:style-name="T1">left</text:span><text:span text:style-name="T2"> </text:span><text:span text:style-name="T1">join</text:span><text:span text:style-name="T2"> elem_ops el_o </text:span><text:span text:style-name="T1">on</text:span><text:span text:style-name="T2"> el.elem_id = </text:span><text:span text:style-name="T2">el_o.elem_id </text:span></text:p>
            <text:p><text:span text:style-name="T1">left</text:span><text:span text:style-name="T2"> </text:span><text:span text:style-name="T1">join</text:span><text:span text:style-name="T2"> add_ops a_o </text:span><text:span text:style-name="T1">on</text:span><text:span text:style-name="T2"> </text:span><text:span text:style-name="T2">el_o.add_op_id = </text:span><text:span text:style-name="T2">a_o.add_op_id</text:span></text:p>
            <text:p><text:span text:style-name="T1">left</text:span><text:span text:style-name="T2"> </text:span><text:span text:style-name="T1">join</text:span><text:span text:style-name="T2"> add_ops_attribs </text:span><text:span text:style-name="T2">a_o_a </text:span><text:span text:style-name="T1">on</text:span><text:span text:style-name="T2"> </text:span><text:span text:style-name="T2">el_o.add_op_attrib_id = </text:span><text:span text:style-name="T2">a_o_a.add_op_attrib_id</text:span></text:p>
          </table:table-cell>
          <table:table-cell table:style-name="ce21" table:formula="oooc:=HYPERLINK(&quot;#articles_2.A1&quot;;&quot;LINK&quot;)" office:value-type="string" office:string-value="LINK">
            <text:p>LINK</text:p>
          </table:table-cell>
          <table:table-cell table:style-name="ce24" office:value-type="string">
            <text:p><text:span text:style-name="T5"/></text:p>
          </table:table-cell>
        </table:table-row>
        <table:table-row table:style-name="ro6">
          <table:table-cell table:style-name="ce5" office:value-type="float" office:value="3">
            <text:p>3</text:p>
          </table:table-cell>
          <table:table-cell table:style-name="ce12" office:value-type="string">
            <text:p>Pregled dokumenata sa pregledom osnovnih podataka narucioca, kontakti, datum isporuke itd...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oc.doc_no,</text:span></text:p>
            <text:p><text:span text:style-name="T3">doc.doc_date,</text:span></text:p>
            <text:p><text:span text:style-name="T3">doc.doc_delivery_date,</text:span></text:p>
            <text:p><text:span text:style-name="T3">doc.doc_delivery_time,</text:span></text:p>
            <text:p><text:span text:style-name="T3">doc.doc_shipment_place,</text:span></text:p>
            <text:p><text:span text:style-name="T3">cus.cust_desc,</text:span></text:p>
            <text:p><text:span text:style-name="T3">con.cont_desc,</text:span></text:p>
            <text:p><text:span text:style-name="T3">doc.doc_pay_id,</text:span></text:p>
            <text:p><text:span text:style-name="T3">doc.doc_priority</text:span></text:p>
            <text:p><text:span text:style-name="T1">from</text:span><text:span text:style-name="T2"> documents doc</text:span></text:p>
            <text:p><text:span text:style-name="T1">left</text:span><text:span text:style-name="T2"> </text:span><text:span text:style-name="T1">join</text:span><text:span text:style-name="T2"> customers cus </text:span><text:span text:style-name="T1">on</text:span><text:span text:style-name="T2"> doc.cust_id = </text:span><text:span text:style-name="T2">cus.cust_id</text:span></text:p>
            <text:p><text:span text:style-name="T1">left</text:span><text:span text:style-name="T2"> </text:span><text:span text:style-name="T1">join</text:span><text:span text:style-name="T2"> contacts con </text:span><text:span text:style-name="T1">on</text:span><text:span text:style-name="T2"> </text:span><text:span text:style-name="T2">doc.cont_id = con.cont_id</text:span></text:p>
          </table:table-cell>
          <table:table-cell table:style-name="ce21" table:formula="oooc:=HYPERLINK(&quot;#documents_1.A1&quot;;&quot;LINK&quot;)" office:value-type="string" office:string-value="LINK">
            <text:p>LINK</text:p>
          </table:table-cell>
          <table:table-cell/>
        </table:table-row>
        <table:table-row table:style-name="ro7">
          <table:table-cell table:style-name="ce5" office:value-type="float" office:value="4">
            <text:p>4</text:p>
          </table:table-cell>
          <table:table-cell table:style-name="ce12" office:value-type="string">
            <text:p>Pregled stavki dokumenta sortiranih po broju stavke, artiklu te atributima stavke</text:p>
          </table:table-cell>
          <table:table-cell table:style-name="ce12" office:value-type="string">
            <text:p/>
            <text:p/>
            <text:p/>
            <text:p><text:s/>- Datum: 31.10.2006</text:p>
            <text:p><text:s/>- Verzija: 1.0</text:p>
            <text:p/>
            <text:p>Uslov upita je broj dokumenta, u primjeru su podaci za broj dokumenta 1</text:p>
          </table:table-cell>
          <table:table-cell table:style-name="ce17" office:value-type="string">
            <text:p><text:span text:style-name="T1">select</text:span><text:span text:style-name="T2"> </text:span></text:p>
            <text:p><text:span text:style-name="T3">di.doc_item_no,</text:span></text:p>
            <text:p><text:span text:style-name="T3">di.art_id,</text:span></text:p>
            <text:p><text:span text:style-name="T3">art.art_desc,</text:span></text:p>
            <text:p><text:span text:style-name="T3">di.doc_item_heigh,</text:span></text:p>
            <text:p><text:span text:style-name="T3">di.doc_item_width,</text:span></text:p>
            <text:p><text:span text:style-name="T3">di.doc_item_qtty</text:span></text:p>
            <text:p><text:span text:style-name="T1">from</text:span><text:span text:style-name="T2"> docs_items di</text:span></text:p>
            <text:p><text:span text:style-name="T1">left</text:span><text:span text:style-name="T2"> </text:span><text:span text:style-name="T1">join</text:span><text:span text:style-name="T2"> articles art </text:span><text:span text:style-name="T1">on</text:span><text:span text:style-name="T2"> </text:span><text:span text:style-name="T2">di.art_id = art.art_id</text:span></text:p>
            <text:p><text:span text:style-name="T1">where</text:span><text:span text:style-name="T2"> di.doc_no = </text:span><text:span text:style-name="T4">1</text:span></text:p>
          </table:table-cell>
          <table:table-cell table:style-name="ce21" table:formula="oooc:=HYPERLINK(&quot;#docs_items_1.A1&quot;;&quot;LINK&quot;)" office:value-type="string" office:string-value="LINK">
            <text:p>LINK</text:p>
          </table:table-cell>
          <table:table-cell/>
        </table:table-row>
        <table:table-row table:style-name="ro8">
          <table:table-cell table:style-name="ce5" office:value-type="float" office:value="5">
            <text:p>5</text:p>
          </table:table-cell>
          <table:table-cell table:style-name="ce12" table:number-columns-repeated="2"/>
          <table:table-cell table:style-name="ce18"/>
          <table:table-cell table:style-name="ce21"/>
          <table:table-cell/>
        </table:table-row>
        <table:table-row table:style-name="ro9" table:number-rows-repeated="6">
          <table:table-cell table:style-name="ce6"/>
          <table:table-cell table:style-name="ce13" table:number-columns-repeated="2"/>
          <table:table-cell table:style-name="ce19"/>
          <table:table-cell table:style-name="ce22"/>
          <table:table-cell/>
        </table:table-row>
        <table:table-row table:style-name="ro9" table:number-rows-repeated="12">
          <table:table-cell table:style-name="ce7"/>
          <table:table-cell table:number-columns-repeated="3"/>
          <table:table-cell table:style-name="ce23"/>
          <table:table-cell/>
        </table:table-row>
        <table:table-row table:style-name="ro9" table:number-rows-repeated="10">
          <table:table-cell table:style-name="ce7"/>
          <table:table-cell table:number-columns-repeated="5"/>
        </table:table-row>
        <table:table-row table:style-name="ro9" table:number-rows-repeated="65499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articles_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Default"/>
        <table:table-column table:style-name="co12" table:default-cell-style-name="ce2"/>
        <table:table-column table:style-name="co5" table:default-cell-style-name="Default"/>
        <table:table-row table:style-name="ro9">
          <table:table-cell table:number-columns-repeated="6"/>
        </table:table-row>
        <table:table-row table:style-name="ro10">
          <table:table-cell table:style-name="ce23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5"/>
        </table:table-row>
        <table:table-row table:style-name="ro9">
          <table:table-cell table:number-columns-repeated="6"/>
        </table:table-row>
        <table:table-row table:style-name="ro3">
          <table:table-cell/>
          <table:table-cell table:style-name="ce25" office:value-type="string">
            <text:p>ART_ID</text:p>
          </table:table-cell>
          <table:table-cell table:style-name="ce25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5" office:value-type="string">
            <text:p>GR_ATTRIB_DESC</text:p>
          </table:table-cell>
          <table:table-cell table:style-name="ce26" office:value-type="string">
            <text:p>GR_ATTRIB_VAL_DESC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1">
          <table:table-cell/>
          <table:table-cell office:value-type="float" office:value="2">
            <text:p>2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2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2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3">
            <text:p>3</text:p>
          </table:table-cell>
          <table:table-cell table:style-name="Default" office:value-type="string">
            <text:p>LOWE6K</text:p>
          </table:table-cell>
          <table:table-cell table:style-name="ce9" office:value-type="string">
            <text:p>staklo Low-E 6mm kaljena prednja strana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1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1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4">
            <text:p>4</text:p>
          </table:table-cell>
        </table:table-row>
        <table:table-row table:style-name="ro11">
          <table:table-cell/>
          <table:table-cell office:value-type="float" office:value="4">
            <text:p>4</text:p>
          </table:table-cell>
          <table:table-cell table:style-name="Default" office:value-type="string">
            <text:p>FC4</text:p>
          </table:table-cell>
          <table:table-cell table:style-name="ce9" office:value-type="string">
            <text:p>staklo float clear 4 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1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1">
          <table:table-cell/>
          <table:table-cell office:value-type="float" office:value="5">
            <text:p>5</text:p>
          </table:table-cell>
          <table:table-cell table:style-name="Default" office:value-type="string">
            <text:p>DIST12</text:p>
          </table:table-cell>
          <table:table-cell table:style-name="ce9" office:value-type="string">
            <text:p>distancer 12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1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1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1">
          <table:table-cell/>
          <table:table-cell office:value-type="float" office:value="6">
            <text:p>6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1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1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1">
          <table:table-cell/>
          <table:table-cell office:value-type="float" office:value="7">
            <text:p>7</text:p>
          </table:table-cell>
          <table:table-cell table:style-name="Default" office:value-type="string">
            <text:p>FC8</text:p>
          </table:table-cell>
          <table:table-cell table:style-name="ce9" office:value-type="string">
            <text:p>staklo float clear 8 mm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1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11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1">
          <table:table-cell/>
          <table:table-cell office:value-type="float" office:value="8">
            <text:p>8</text:p>
          </table:table-cell>
          <table:table-cell table:style-name="Default" office:value-type="string">
            <text:p>LAM6K</text:p>
          </table:table-cell>
          <table:table-cell table:style-name="ce9" office:value-type="string">
            <text:p>staklo Lamistal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1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amistal</text:p>
          </table:table-cell>
        </table:table-row>
        <table:table-row table:style-name="ro11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1">
          <table:table-cell/>
          <table:table-cell office:value-type="float" office:value="9">
            <text:p>9</text:p>
          </table:table-cell>
          <table:table-cell table:style-name="Default" office:value-type="string">
            <text:p>LAM8K</text:p>
          </table:table-cell>
          <table:table-cell table:style-name="ce9" office:value-type="string">
            <text:p>staklo Lamistal 8mm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3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2">
            <text:p>12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0">
            <text:p>10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Low-E 6 mm kaljeno x distancer 12 mm aluminijski x staklo Low-E 6 mm kalj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1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1">
          <table:table-cell/>
          <table:table-cell office:value-type="float" office:value="11">
            <text:p>11</text:p>
          </table:table-cell>
          <table:table-cell table:style-name="Default" office:value-type="string">
            <text:p>DIST8</text:p>
          </table:table-cell>
          <table:table-cell table:style-name="ce9" office:value-type="string">
            <text:p>distancer 8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1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1">
          <table:table-cell/>
          <table:table-cell office:value-type="float" office:value="12">
            <text:p>12</text:p>
          </table:table-cell>
          <table:table-cell table:style-name="Default" office:value-type="string">
            <text:p>DIST10</text:p>
          </table:table-cell>
          <table:table-cell table:style-name="ce9" office:value-type="string">
            <text:p>distancer 10 mm aluminijski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4">
          <table:table-cell/>
          <table:table-cell office:value-type="float" office:value="13">
            <text:p>13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12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2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2">
          <table:table-cell/>
          <table:table-cell office:value-type="float" office:value="14">
            <text:p>14</text:p>
          </table:table-cell>
          <table:table-cell table:style-name="Default" office:value-type="string">
            <text:p>FC6</text:p>
          </table:table-cell>
          <table:table-cell table:style-name="ce9" office:value-type="string">
            <text:p>staklo float clear 6 mm, busenje rupa za bravu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8">
            <text:p>8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float clear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dekorativno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10">
            <text:p>10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aluminij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tip</text:p>
          </table:table-cell>
          <table:table-cell table:style-name="ce2" office:value-type="string">
            <text:p>Low-E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debljina</text:p>
          </table:table-cell>
          <table:table-cell table:style-name="ce2" office:value-type="float" office:value="6">
            <text:p>6</text:p>
          </table:table-cell>
        </table:table-row>
        <table:table-row table:style-name="ro15">
          <table:table-cell/>
          <table:table-cell office:value-type="float" office:value="15">
            <text:p>15</text:p>
          </table:table-cell>
          <table:table-cell table:style-name="Default" office:value-type="string">
            <text:p>LOWE6KIZO</text:p>
          </table:table-cell>
          <table:table-cell table:style-name="ce9" office:value-type="string">
            <text:p>staklo float clear 6 mm x distancer 8 mm x staklo float clear 6 mm x distancer 10 mm aluminijski x staklo Low-E 6 mm kaljeno, bruseno</text:p>
          </table:table-cell>
          <table:table-cell table:style-name="Default" office:value-type="string">
            <text:p>funkcija</text:p>
          </table:table-cell>
          <table:table-cell table:style-name="ce2" office:value-type="string">
            <text:p>zastitno</text:p>
          </table:table-cell>
        </table:table-row>
        <table:table-row table:style-name="ro9" table:number-rows-repeated="65469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articles_2" table:style-name="ta1" table:print="false">
        <table:table-column table:style-name="co13" table:default-cell-style-name="ce9"/>
        <table:table-column table:style-name="co14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8" table:default-cell-style-name="Default"/>
        <table:table-row table:style-name="ro9">
          <table:table-cell table:number-columns-repeated="2"/>
          <table:table-cell table:style-name="ce9"/>
          <table:table-cell table:number-columns-repeated="3"/>
        </table:table-row>
        <table:table-row table:style-name="ro11">
          <table:table-cell table:style-name="ce27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/>
          <table:table-cell table:style-name="ce9"/>
          <table:table-cell table:number-columns-repeated="3"/>
        </table:table-row>
        <table:table-row table:style-name="ro9">
          <table:table-cell table:number-columns-repeated="2"/>
          <table:table-cell table:style-name="ce9"/>
          <table:table-cell table:number-columns-repeated="3"/>
        </table:table-row>
        <table:table-row table:style-name="ro3">
          <table:table-cell/>
          <table:table-cell table:style-name="ce25" office:value-type="string">
            <text:p>ART_ID</text:p>
          </table:table-cell>
          <table:table-cell table:style-name="ce25" office:value-type="string">
            <text:p>MATCH_CODE</text:p>
          </table:table-cell>
          <table:table-cell table:style-name="ce8" office:value-type="string">
            <text:p>ART_DESC</text:p>
          </table:table-cell>
          <table:table-cell table:style-name="ce25" office:value-type="string">
            <text:p>ADD_OP_DESC</text:p>
          </table:table-cell>
          <table:table-cell table:style-name="ce25" office:value-type="string">
            <text:p>ADD_OP_ATTRIB_DESC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LOWE6K</text:p>
          </table:table-cell>
          <table:table-cell office:value-type="string">
            <text:p>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LOWE6K</text:p>
          </table:table-cell>
          <table:table-cell office:value-type="string">
            <text:p>staklo Low-E 6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string">
            <text:p>LOWE6K</text:p>
          </table:table-cell>
          <table:table-cell office:value-type="string">
            <text:p>staklo Low-E 6mm kaljena prednja strana</text:p>
          </table:table-cell>
          <table:table-cell office:value-type="string">
            <text:p>kaljenje</text:p>
          </table:table-cell>
          <table:table-cell office:value-type="string">
            <text:p>kaljena prednja strana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FC4</text:p>
          </table:table-cell>
          <table:table-cell office:value-type="string">
            <text:p>staklo float clear 4 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DIST12</text:p>
          </table:table-cell>
          <table:table-cell office:value-type="string">
            <text:p>distancer 12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FC6</text:p>
          </table:table-cell>
          <table:table-cell office:value-type="string">
            <text:p>staklo float clear 6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FC8</text:p>
          </table:table-cell>
          <table:table-cell office:value-type="string">
            <text:p>staklo float clear 8 mm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LAM6K</text:p>
          </table:table-cell>
          <table:table-cell office:value-type="string">
            <text:p>staklo Lamistal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LAM8K</text:p>
          </table:table-cell>
          <table:table-cell office:value-type="string">
            <text:p>staklo Lamistal 8mm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11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1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table:number-columns-repeated="2" office:value-type="string">
            <text:p>&lt;NULL&gt;</text:p>
          </table:table-cell>
        </table:table-row>
        <table:table-row table:style-name="ro11">
          <table:table-cell/>
          <table:table-cell office:value-type="float" office:value="10">
            <text:p>10</text:p>
          </table:table-cell>
          <table:table-cell office:value-type="string">
            <text:p>LOWE6KIZO</text:p>
          </table:table-cell>
          <table:table-cell office:value-type="string">
            <text:p>staklo Low-E 6 mm kaljeno x distancer 12 mm aluminijski x staklo Low-E 6 mm kalj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DIST8</text:p>
          </table:table-cell>
          <table:table-cell office:value-type="string">
            <text:p>distancer 8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DIST10</text:p>
          </table:table-cell>
          <table:table-cell office:value-type="string">
            <text:p>distancer 10 mm aluminijski</text:p>
          </table:table-cell>
          <table:table-cell table:number-columns-repeated="2" office:value-type="string">
            <text:p>&lt;NULL&gt;</text:p>
          </table:table-cell>
        </table:table-row>
        <table:table-row table:style-name="ro11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1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1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1">
          <table:table-cell/>
          <table:table-cell office:value-type="float" office:value="13">
            <text:p>13</text:p>
          </table:table-cell>
          <table:table-cell office:value-type="string">
            <text:p>LOWE6KIZO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FC6</text:p>
          </table:table-cell>
          <table:table-cell office:value-type="string">
            <text:p>staklo float clear 6 mm, busenje rupa za bravu</text:p>
          </table:table-cell>
          <table:table-cell office:value-type="string">
            <text:p>busenje</text:p>
          </table:table-cell>
          <table:table-cell office:value-type="string">
            <text:p>busenje rupa za bravu</text:p>
          </table:table-cell>
        </table:table-row>
        <table:table-row table:style-name="ro12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table:number-columns-repeated="2" office:value-type="string">
            <text:p>&lt;NULL&gt;</text:p>
          </table:table-cell>
        </table:table-row>
        <table:table-row table:style-name="ro12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kaljenje</text:p>
          </table:table-cell>
          <table:table-cell office:value-type="string">
            <text:p>&lt;NULL&gt;</text:p>
          </table:table-cell>
        </table:table-row>
        <table:table-row table:style-name="ro12">
          <table:table-cell/>
          <table:table-cell office:value-type="float" office:value="15">
            <text:p>15</text:p>
          </table:table-cell>
          <table:table-cell office:value-type="string">
            <text:p>LOWE6KIZO</text:p>
          </table:table-cell>
          <table:table-cell office:value-type="string">
            <text:p>staklo float clear 6 mm x distancer 8 mm x staklo float clear 6 mm x distancer 10 mm aluminijski x staklo Low-E 6 mm kaljeno, bruseno</text:p>
          </table:table-cell>
          <table:table-cell office:value-type="string">
            <text:p>brusenje</text:p>
          </table:table-cell>
          <table:table-cell office:value-type="string">
            <text:p>&lt;NULL&gt;</text:p>
          </table:table-cell>
        </table:table-row>
        <table:table-row table:style-name="ro9" table:number-rows-repeated="65505">
          <table:table-cell table:number-columns-repeated="6"/>
        </table:table-row>
        <table:table-row table:style-name="ro9">
          <table:table-cell table:number-columns-repeated="6"/>
        </table:table-row>
      </table:table>
      <table:table table:name="documents_1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row table:style-name="ro9">
          <table:table-cell table:number-columns-repeated="10"/>
        </table:table-row>
        <table:table-row table:style-name="ro9">
          <table:table-cell table:style-name="ce23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9"/>
        </table:table-row>
        <table:table-row table:style-name="ro9">
          <table:table-cell table:number-columns-repeated="10"/>
        </table:table-row>
        <table:table-row table:style-name="ro9">
          <table:table-cell/>
          <table:table-cell table:style-name="ce25" office:value-type="string">
            <text:p>DOC_NO</text:p>
          </table:table-cell>
          <table:table-cell table:style-name="ce25" office:value-type="string">
            <text:p>DOC_DATE</text:p>
          </table:table-cell>
          <table:table-cell table:style-name="ce25" office:value-type="string">
            <text:p>DOC_DELIVERY_DATE</text:p>
          </table:table-cell>
          <table:table-cell table:style-name="ce25" office:value-type="string">
            <text:p>DOC_DELIVERY_TIME</text:p>
          </table:table-cell>
          <table:table-cell table:style-name="ce25" office:value-type="string">
            <text:p>DOC_SHIPMENT_PLACE</text:p>
          </table:table-cell>
          <table:table-cell table:style-name="ce25" office:value-type="string">
            <text:p>CUST_DESC</text:p>
          </table:table-cell>
          <table:table-cell table:style-name="ce25" office:value-type="string">
            <text:p>CONT_DESC</text:p>
          </table:table-cell>
          <table:table-cell table:style-name="ce25" office:value-type="string">
            <text:p>DOC_PAY_ID</text:p>
          </table:table-cell>
          <table:table-cell table:style-name="ce25" office:value-type="string">
            <text:p>DOC_PRIORITY</text:p>
          </table:table-cell>
        </table:table-row>
        <table:table-row table:style-name="ro9">
          <table:table-cell/>
          <table:table-cell office:value-type="float" office:value="1">
            <text:p>1</text:p>
          </table:table-cell>
          <table:table-cell table:style-name="ce28" office:value-type="date" office:date-value="2006-10-28">
            <text:p>06.10.28</text:p>
          </table:table-cell>
          <table:table-cell table:style-name="ce28" office:value-type="date" office:date-value="2006-10-30">
            <text:p>06.10.30</text:p>
          </table:table-cell>
          <table:table-cell table:style-name="ce29" office:value-type="time" office:time-value="PT15H00M00S">
            <text:p>15:00:00</text:p>
          </table:table-cell>
          <table:table-cell office:value-type="string">
            <text:p>Kiseljak, tržni centar</text:p>
          </table:table-cell>
          <table:table-cell office:value-type="string">
            <text:p>Termoglas d.o.o. Kiseljak</text:p>
          </table:table-cell>
          <table:table-cell office:value-type="string">
            <text:p>Ramo Ram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9">
          <table:table-cell/>
          <table:table-cell office:value-type="float" office:value="2">
            <text:p>2</text:p>
          </table:table-cell>
          <table:table-cell table:style-name="ce28" office:value-type="date" office:date-value="2006-10-13">
            <text:p>06.10.13</text:p>
          </table:table-cell>
          <table:table-cell table:style-name="ce28" office:value-type="date" office:date-value="2006-11-05">
            <text:p>06.11.05</text:p>
          </table:table-cell>
          <table:table-cell/>
          <table:table-cell office:value-type="string">
            <text:p>Robna kuća kiseljak</text:p>
          </table:table-cell>
          <table:table-cell office:value-type="string">
            <text:p>Stilles d.o.o Kiseljak</text:p>
          </table:table-cell>
          <table:table-cell office:value-type="string">
            <text:p>Šerif Babić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</table:table>
      <table:table table:name="docs_items_1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9"/>
        <table:table-column table:style-name="co32" table:default-cell-style-name="ce30"/>
        <table:table-column table:style-name="co33" table:default-cell-style-name="ce30"/>
        <table:table-column table:style-name="co34" table:default-cell-style-name="ce30"/>
        <table:table-row table:style-name="ro9">
          <table:table-cell table:number-columns-repeated="7"/>
        </table:table-row>
        <table:table-row table:style-name="ro9">
          <table:table-cell table:style-name="ce23" table:formula="oooc:=HYPERLINK(&quot;#master_sheet.A4&quot;;&quot;Povratak na master sheet&quot;)" office:value-type="string" office:string-value="Povratak na master sheet">
            <text:p>Povratak na master sheet</text:p>
          </table:table-cell>
          <table:table-cell table:number-columns-repeated="6"/>
        </table:table-row>
        <table:table-row table:style-name="ro9">
          <table:table-cell table:number-columns-repeated="7"/>
        </table:table-row>
        <table:table-row table:style-name="ro3">
          <table:table-cell/>
          <table:table-cell table:style-name="ce25" office:value-type="string">
            <text:p>DOC_ITEM_NO</text:p>
          </table:table-cell>
          <table:table-cell table:style-name="ce25" office:value-type="string">
            <text:p>ART_ID</text:p>
          </table:table-cell>
          <table:table-cell table:style-name="ce8" office:value-type="string">
            <text:p>ART_DESC</text:p>
          </table:table-cell>
          <table:table-cell table:style-name="ce31" office:value-type="string">
            <text:p>DOC_ITEM_HEIGH</text:p>
          </table:table-cell>
          <table:table-cell table:style-name="ce31" office:value-type="string">
            <text:p>DOC_ITEM_WIDTH</text:p>
          </table:table-cell>
          <table:table-cell table:style-name="ce31" office:value-type="string">
            <text:p>DOC_ITEM_QTTY</text:p>
          </table:table-cell>
        </table:table-row>
        <table:table-row table:style-name="ro11"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staklo float clear 6 mm x distancer 10 mm aluminijski x staklo Low-E 6 mm kaljeno, bruseno</text:p>
          </table:table-cell>
          <table:table-cell office:value-type="float" office:value="300">
            <text:p>300</text:p>
          </table:table-cell>
          <table:table-cell office:value-type="string">
            <text:p>250.2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0.00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05.20</text:p>
          </table:table-cell>
          <table:table-cell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taklo float clear 6 mm</text:p>
          </table:table-cell>
          <table:table-cell office:value-type="string">
            <text:p>150.00</text:p>
          </table:table-cell>
          <table:table-cell office:value-type="string">
            <text:p>110.00</text:p>
          </table:table-cell>
          <table:table-cell office:value-type="float" office:value="6">
            <text:p>6</text:p>
          </table:table-cell>
        </table:table-row>
        <table:table-row table:style-name="ro9" table:number-rows-repeated="65527">
          <table:table-cell table:number-columns-repeated="7"/>
        </table:table-row>
        <table:table-row table:style-name="ro9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0-31">2006.10.31</text:date>, <text:time>13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0-30T15:57:02</meta:creation-date>
    <dc:date>2006-10-31T13:39:32</dc:date>
    <dc:language>en-US</dc:language>
    <meta:editing-cycles>14</meta:editing-cycles>
    <meta:editing-duration>PT49M32S</meta:editing-duration>
    <meta:user-defined meta:name="Info 1"/>
    <meta:user-defined meta:name="Info 2"/>
    <meta:user-defined meta:name="Info 3"/>
    <meta:user-defined meta:name="Info 4"/>
    <meta:document-statistic meta:table-count="5" meta:cell-count="538"/>
  </office:meta>
</office:document-meta>
</file>